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color="#0aff48"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0aff48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  <style:text-properties fo:color="#0aff48" fo:font-size="72pt" fo:language="en" fo:country="none" fo:font-weight="bold" style:font-size-asian="72pt" style:font-weight-asian="bold" style:font-size-complex="72pt" style:font-weight-complex="bold"/>
    </style:style>
    <style:style style:name="P4" style:family="paragraph" style:parent-style-name="Standard" style:list-style-name="">
      <style:paragraph-properties fo:margin-top="0in" fo:margin-bottom="0.139in" fo:line-height="115%"/>
      <style:text-properties fo:color="#0aff48" fo:font-size="100pt" fo:language="en" fo:country="none" fo:font-weight="bold" style:font-size-asian="100pt" style:font-weight-asian="bold" style:font-size-complex="100pt" style:font-weight-complex="bold"/>
    </style:style>
    <style:style style:name="P5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aff48"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color="#0aff48"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t 1</text:p>
      <text:p text:style-name="P2">_</text:p>
      <text:p text:style-name="P1">Act 2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_</text:p>
      <text:p text:style-name="P1">Act 5</text:p>
      <text:p text:style-name="P2">_</text:p>
      <text:p text:style-name="P1">Act 5 Act 2</text:p>
      <text:p text:style-name="P2">_</text:p>
      <text:p text:style-name="P2">1. AA1: =005976</text:p>
      <text:p text:style-name="P3">GIRL.</text:p>
      <text:p text:style-name="P2">_</text:p>
      <text:p text:style-name="P2">2. AA2: =005977</text:p>
      <text:p text:style-name="P3">YOU <text:soft-page-break/>THERE. GIRL.</text:p>
      <text:p text:style-name="P2">_</text:p>
      <text:p text:style-name="P2">3. AA3: =005978</text:p>
      <text:p text:style-name="P3">GIRL, QUIT ALL THIS SCURRYING <text:soft-page-break/>AROUND.</text:p>
      <text:p text:style-name="P2">_</text:p>
      <text:p text:style-name="P2">4. AA4: =005979</text:p>
      <text:p text:style-name="P3">DO YOU BELIEVE YOU CAN ESCAPE ME BEFORE I <text:soft-page-break/>ARRIVE?</text:p>
      <text:p text:style-name="P2">_</text:p>
      <text:p text:style-name="P2">5. AA5: =005980</text:p>
      <text:p text:style-name="P3">HOW DO YOU EXPECT TO OUTRUN ME</text:p>
      <text:p text:style-name="P2">_</text:p>
      <text:p text:style-name="P2">6. AA6: =005981</text:p>
      <text:p text:style-name="P4"><text:soft-page-break/>WHEN I AM ALREADY HERE?</text:p>
      <text:p text:style-name="P2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5" meta:paragraph-count="32" meta:word-count="78" meta:character-count="311"/>
    <meta:generator>OpenOffice/4.1.2$Win32 OpenOffice.org_project/412m3$Build-9782</meta:generator>
  </office:meta>
</office:document-meta>
</file>